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4eedd" officeooo:paragraph-rsid="00ba59b2" style:font-weight-asian="normal" style:font-weight-complex="normal"/>
    </style:style>
    <style:style style:name="P2" style:family="paragraph" style:parent-style-name="Standard">
      <style:text-properties fo:font-weight="normal" officeooo:rsid="0004eedd" officeooo:paragraph-rsid="00ba59b2" style:font-weight-asian="normal" style:font-weight-complex="normal"/>
    </style:style>
    <style:style style:name="P3" style:family="paragraph" style:parent-style-name="Standard">
      <style:paragraph-properties fo:text-align="justify" style:justify-single-word="false"/>
      <style:text-properties fo:font-weight="normal" officeooo:rsid="0009741c" officeooo:paragraph-rsid="00ba59b2" style:font-weight-asian="normal" style:font-weight-complex="normal"/>
    </style:style>
    <style:style style:name="P4" style:family="paragraph" style:parent-style-name="Standard">
      <style:paragraph-properties fo:text-align="justify" style:justify-single-word="false"/>
      <style:text-properties fo:font-weight="normal" officeooo:rsid="001357c8" officeooo:paragraph-rsid="00ba59b2" style:font-weight-asian="normal" style:font-weight-complex="normal"/>
    </style:style>
    <style:style style:name="P5" style:family="paragraph" style:parent-style-name="Standard">
      <style:paragraph-properties fo:text-align="justify" style:justify-single-word="false"/>
      <style:text-properties fo:font-weight="normal" officeooo:rsid="002f84c5" officeooo:paragraph-rsid="00ba59b2" style:font-weight-asian="normal" style:font-weight-complex="normal"/>
    </style:style>
    <style:style style:name="P6" style:family="paragraph" style:parent-style-name="Standard">
      <style:paragraph-properties fo:text-align="justify" style:justify-single-word="false"/>
      <style:text-properties fo:font-weight="normal" officeooo:rsid="004015c6" officeooo:paragraph-rsid="00ba59b2" style:font-weight-asian="normal" style:font-weight-complex="normal"/>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ba59b2"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3e08a6" officeooo:paragraph-rsid="00ba59b2" style:font-weight-asian="normal" style:font-weight-complex="normal"/>
    </style:style>
    <style:style style:name="P9" style:family="paragraph" style:parent-style-name="Standard">
      <style:paragraph-properties fo:margin-top="0in" fo:margin-bottom="0in" loext:contextual-spacing="false" fo:text-align="justify" style:justify-single-word="false"/>
      <style:text-properties fo:font-weight="bold" officeooo:rsid="0004eedd" officeooo:paragraph-rsid="00ba6fca" style:font-weight-asian="bold" style:font-weight-complex="normal"/>
    </style:style>
    <style:style style:name="P10" style:family="paragraph" style:parent-style-name="Standard">
      <style:paragraph-properties fo:margin-top="0in" fo:margin-bottom="0in" loext:contextual-spacing="false" fo:line-height="100%" fo:text-align="justify" style:justify-single-word="false"/>
      <style:text-properties style:font-name="Liberation Serif" fo:font-size="12pt" officeooo:paragraph-rsid="00ba6fca" style:font-name-asian="Liberation Serif1" style:font-size-asian="12pt" style:font-name-complex="Liberation Serif1"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style:font-name="Liberation Serif" fo:font-size="12pt" style:text-underline-style="solid" style:text-underline-width="auto" style:text-underline-color="font-color" officeooo:paragraph-rsid="00ba6fca" style:font-name-asian="Liberation Serif1" style:font-size-asian="12pt" style:font-name-complex="Liberation Serif1" style:font-size-complex="12pt"/>
    </style:style>
    <style:style style:name="P12"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erif" fo:font-size="12pt" fo:font-weight="bold" officeooo:paragraph-rsid="00ba6fca" style:font-name-asian="Liberation Serif1" style:font-size-asian="12pt" style:font-weight-asian="bold" style:font-name-complex="Liberation Serif1" style:font-size-complex="12pt"/>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5f13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escrição do UdD:</text:p>
      <text:p text:style-name="P10"><text:tab/>Site referência: https://www.spotify.com/br/</text:p>
      <text:p text:style-name="P10"/>
      <text:p text:style-name="P11">Dos requisitos do sistema:</text:p>
      <text:p text:style-name="P10"><text:tab/>1 - Gerenciar o acervo de músicas da aplicação, tornando-o útil ao usuário; </text:p>
      <text:p text:style-name="P10"><text:tab/>2 - Gerenciar planos para usuários e suas assinaturas; </text:p>
      <text:p text:style-name="P10"><text:tab/>3 - Gerir contratos com anunciantes, assim como permitir a elaboração de relatórios de impacto (i.e., contagem de acessos a anúncios). </text:p>
      <text:p text:style-name="P10"><text:tab/>Extra: Além dessas funcionalidades, consideradas básicas, o sistema deve permitir que análises mais complexas sejam feitas visando aumentar o impacto dos anúncios.</text:p>
      <text:p text:style-name="P10"><text:tab/></text:p>
      <text:p text:style-name="P10">Descrições:</text:p>
      <text:p text:style-name="P10"><text:tab/>1:</text:p>
      <text:p text:style-name="P10"><text:tab/>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p>
      <text:p text:style-name="P10"><text:tab/>2:</text:p>
      <text:p text:style-name="P10"><text:tab/>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p>
      <text:p text:style-name="P10"><text:tab/>Um usuário premium tem pelo menos uma vantagem: estar livre de anúncios.</text:p>
      <text:p text:style-name="P10"><text:tab/>Um plano pode estar disponível ou não para assinatura. Planos não disponíveis podem constar em contratos em trâmite ou já firmados. Um plano possui um custo associado ao assinante. Existem planos que beneficiam mais de um usuário (exemplo: plano familiar). </text:p>
      <text:p text:style-name="P10"><text:tab/>3:</text:p>
      <text:p text:style-name="P10"><text:tab/>Deseja-se que anunciantes contratem os serviços de anúncio, tratados individualmente por contrato. Cada contrato cobre um dado número de países e anúncios.</text:p>
      <text:p text:style-name="P10"><text:tab/>Devem ser gerados relatórios internos de impacto dos anúncios, baseado no número de cliques de usuários, suas localizações mais frequentes e os gêneros preferidos mais frequentes entre estes usuários.</text:p>
      <text:p text:style-name="P10"><text:tab/>Devem ser gerados relatórios disponíveis ao anunciante contratante a cada trinta dias, onde conste o total de acessos do período ao anúncio.</text:p>
      <text:p text:style-name="P10"><text:tab/>Quer-se anúncios de planos da aplicação, assim como outros anúncios não vinculados a contratant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2-01T19:26:09.292417131</dc:date>
    <meta:editing-duration>PT5H32M13S</meta:editing-duration>
    <meta:editing-cycles>154</meta:editing-cycles>
    <meta:generator>LibreOffice/6.1.3.2$Linux_X86_64 LibreOffice_project/10$Build-2</meta:generator>
    <meta:document-statistic meta:table-count="0" meta:image-count="0" meta:object-count="0" meta:page-count="1" meta:paragraph-count="20" meta:word-count="312" meta:character-count="2068" meta:non-whitespace-character-count="1753"/>
  </office:meta>
</office:document-meta>
</file>